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cm" svg:height="4.8cm" svg:x="3.2cm" svg:y="2.4cm">
          <text:p text:style-name="P1">1. Draw/trace </text:p>
          <text:p text:style-name="P1">features </text:p>
          <text:p text:style-name="P1">on </text:p>
          <text:p text:style-name="P1">OpenStreetMap </text:p>
          <text:p text:style-name="P1">if currently</text:p>
          <text:p text:style-name="P1"><text:s/>not mapp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5.4cm" svg:height="4.8cm" svg:x="3.2cm" svg:y="10.3cm">
          <text:p text:style-name="P1">3. Record 'osm id' </text:p>
          <text:p text:style-name="P1">of featu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4" draw:id="id4" draw:layer="layout" svg:width="5.4cm" svg:height="4.8cm" svg:x="11.5cm" svg:y="11.1cm">
          <text:p text:style-name="P1">4. Complete</text:p>
          <text:p text:style-name="P1"><text:s/>survey</text:p>
          <text:p text:style-name="P1"><text:s/>adding osm id as</text:p>
          <text:p text:style-name="P1"><text:s/>referen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5.4cm" svg:height="4.8cm" svg:x="10.5cm" svg:y="4.5cm">
          <text:p text:style-name="P1">2. Create survey</text:p>
          <text:p text:style-name="P1"><text:s/>using Open</text:p>
          <text:p text:style-name="P1"><text:s/>Data Kit</text:p>
          <text:p text:style-name="P1"><text:s/>forms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type="lines" svg:x1="8.6cm" svg:y1="4.8cm" svg:x2="10.5cm" svg:y2="6.9cm" draw:start-shape="id1" draw:start-glue-point="7" draw:end-shape="id2" draw:end-glue-point="5" svg:d="m8600 4800h502l897 2100h501" svg:viewBox="0 0 1901 2101">
          <text:p/>
        </draw:connector>
        <draw:connector draw:style-name="gr2" draw:text-style-name="P1" draw:layer="layout" draw:type="lines" svg:x1="13.2cm" svg:y1="9.3cm" svg:x2="5.9cm" svg:y2="10.3cm" draw:start-shape="id2" draw:start-glue-point="6" draw:end-shape="id3" draw:end-glue-point="4" svg:d="m13200 9300v502l-7300-3v501" svg:viewBox="0 0 7301 1001">
          <text:p/>
        </draw:connector>
        <draw:connector draw:style-name="gr2" draw:text-style-name="P1" draw:layer="layout" draw:type="lines" svg:x1="8.6cm" svg:y1="12.7cm" svg:x2="11.5cm" svg:y2="13.5cm" draw:start-shape="id3" draw:start-glue-point="7" draw:end-shape="id4" draw:end-glue-point="5" svg:d="m8600 12700h502l1897 800h501" svg:viewBox="0 0 2901 801">
          <text:p/>
        </draw:connector>
        <draw:custom-shape draw:style-name="gr1" draw:text-style-name="P1" xml:id="id5" draw:id="id5" draw:layer="layout" svg:width="5.2cm" svg:height="6.5cm" svg:x="7.8cm" svg:y="17.3cm">
          <text:p text:style-name="P1"/>
          <text:p text:style-name="P1">5. Form sits on</text:p>
          <text:p text:style-name="P1"><text:s/>Open</text:p>
          <text:p text:style-name="P1"><text:s/>Data Kit </text:p>
          <text:p text:style-name="P1">server + OSM </text:p>
          <text:p text:style-name="P1">outline &amp; media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draw:type="lines" svg:x1="14.2cm" svg:y1="15.9cm" svg:x2="10.4cm" svg:y2="17.3cm" draw:start-shape="id4" draw:start-glue-point="6" draw:end-shape="id5" svg:d="m14200 15900v502l-3800 397v501" svg:viewBox="0 0 3801 1401">
          <text:p/>
        </draw:connector>
        <draw:custom-shape draw:style-name="gr1" draw:text-style-name="P1" xml:id="id6" draw:id="id6" draw:layer="layout" svg:width="5.3cm" svg:height="3.765cm" svg:x="7.7cm" svg:y="24.9cm">
          <text:p text:style-name="P1">6. Create webp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draw:type="lines" svg:x1="10.4cm" svg:y1="23.8cm" svg:x2="10.35cm" svg:y2="24.9cm" draw:start-shape="id5" draw:start-glue-point="7" draw:end-shape="id6" draw:end-glue-point="4" svg:d="m10400 23800v502l-50 96v502" svg:viewBox="0 0 5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</meta:initial-creator>
    <meta:creation-date>2014-05-10T13:20:38</meta:creation-date>
    <dc:date>2014-05-10T14:46:06</dc:date>
    <dc:creator>Tim </dc:creator>
    <meta:editing-duration>PT40M8S</meta:editing-duration>
    <meta:editing-cycles>2</meta:editing-cycles>
    <meta:generator>LibreOffice/3.5$Linux_x86 LibreOffice_project/350m1$Build-2</meta:generator>
    <meta:document-statistic meta:object-count="11"/>
  </office:meta>
</office:document-meta>
</file>